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table:style-name="ce1" office:value-type="date" office:date-value="2018-04-06" calcext:value-type="date">
            <text:p>04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table:style-name="ce1" office:value-type="date" office:date-value="2018-05-06" calcext:value-type="date">
            <text:p>0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table:style-name="ce1" office:value-type="date" office:date-value="2018-06-06" calcext:value-type="date">
            <text:p>0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table:style-name="ce1" office:value-type="date" office:date-value="2018-07-06" calcext:value-type="date">
            <text:p>0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table:style-name="ce1" office:value-type="date" office:date-value="2018-08-06" calcext:value-type="date">
            <text:p>0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table:style-name="ce1" office:value-type="date" office:date-value="2018-11-06" calcext:value-type="date">
            <text:p>1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table:style-name="ce1" office:value-type="date" office:date-value="2018-12-06" calcext:value-type="date">
            <text:p>1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office:value-type="string" calcext:value-type="string">
            <text:p>13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</text:p>
          </table:table-cell>
        </table:table-row>
        <table:table-row table:style-name="ro1">
          <table:table-cell office:value-type="string" calcext:value-type="string">
            <text:p>1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functioning findings making plots for the report</text:p>
          </table:table-cell>
        </table:table-row>
        <table:table-row table:style-name="ro1">
          <table:table-cell office:value-type="string" calcext:value-type="string">
            <text:p>1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  <table:table-row table:style-name="ro1">
          <table:table-cell office:value-type="string" calcext:value-type="string">
            <text:p>1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  <table:table-row table:style-name="ro1">
          <table:table-cell office:value-type="string" calcext:value-type="string">
            <text:p>19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ort sensors in test periods, get mean</text:p>
          </table:table-cell>
        </table:table-row>
        <table:table-row table:style-name="ro1">
          <table:table-cell office:value-type="string" calcext:value-type="string">
            <text:p>20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Calculate all means and standard devi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23:09:29.214425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20T23:10:46.954098163</dc:date>
    <meta:editing-duration>PT16M10S</meta:editing-duration>
    <meta:editing-cycles>12</meta:editing-cycles>
    <meta:generator>LibreOffice/5.1.6.2$Linux_X86_64 LibreOffice_project/10m0$Build-2</meta:generator>
    <meta:document-statistic meta:table-count="1" meta:cell-count="42" meta:object-count="0"/>
  </office:meta>
</office:document-meta>
</file>